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3.5953in" svg:y="0.2169in">
            <draw:object draw:notify-on-update-of-ranges="Sheet1.B2:Sheet1.B16 Sheet1.B18:Sheet1.B18 Sheet1.D2:Sheet1.D16 Sheet1.D18:Sheet1.D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Profile name</text:p>
          </table:table-cell>
          <table:table-cell office:value-type="string" calcext:value-type="string">
            <text:p>max diff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vcrit</text:p>
          </table:table-cell>
          <table:table-cell office:value-type="string" calcext:value-type="string">
            <text:p>for nmin=1e-5,stepnum=200,tE=1e09 y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se design</text:p>
          </table:table-cell>
          <table:table-cell office:value-type="float" office:value="32.25" calcext:value-type="float">
            <text:p>32.25</text:p>
          </table:table-cell>
          <table:table-cell office:value-type="float" office:value="2.57" calcext:value-type="float">
            <text:p>2.57</text:p>
          </table:table-cell>
          <table:table-cell table:formula="of:=[.B2]/[.G5]*[.C2]" office:value-type="float" office:value="0.0000165765" calcext:value-type="float">
            <text:p>1.65765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ssPEriods</text:p>
          </table:table-cell>
          <table:table-cell office:value-type="float" office:value="13.585" calcext:value-type="float">
            <text:p>13.585</text:p>
          </table:table-cell>
          <table:table-cell office:value-type="float" office:value="2.257" calcext:value-type="float">
            <text:p>2.257</text:p>
          </table:table-cell>
          <table:table-cell table:formula="of:=[.C3]/[.G5]*[.B3]" office:value-type="float" office:value="0.000006132269" calcext:value-type="float">
            <text:p>6.132269E-06</text:p>
          </table:table-cell>
          <table:table-cell table:number-columns-repeated="2"/>
          <table:table-cell office:value-type="string" calcext:value-type="string">
            <text:p>tE=1e9</text:p>
          </table:table-cell>
        </table:table-row>
        <table:table-row table:style-name="ro1">
          <table:table-cell office:value-type="string" calcext:value-type="string">
            <text:p>another</text:p>
          </table:table-cell>
          <table:table-cell office:value-type="float" office:value="14.75" calcext:value-type="float">
            <text:p>14.75</text:p>
          </table:table-cell>
          <table:table-cell office:value-type="float" office:value="2.9" calcext:value-type="float">
            <text:p>2.9</text:p>
          </table:table-cell>
          <table:table-cell table:formula="of:=[.C4]/[.G5]*[.B4]" office:value-type="float" office:value="0.000008555" calcext:value-type="float">
            <text:p>8.555E-06</text:p>
          </table:table-cell>
          <table:table-cell table:number-columns-repeated="2"/>
          <table:table-cell office:value-type="string" calcext:value-type="string">
            <text:p>step num = 200</text:p>
          </table:table-cell>
        </table:table-row>
        <table:table-row table:style-name="ro1">
          <table:table-cell office:value-type="string" calcext:value-type="string">
            <text:p>nextGen</text:p>
          </table:table-cell>
          <table:table-cell office:value-type="float" office:value="8.1" calcext:value-type="float">
            <text:p>8.1</text:p>
          </table:table-cell>
          <table:table-cell office:value-type="float" office:value="2.7" calcext:value-type="float">
            <text:p>2.7</text:p>
          </table:table-cell>
          <table:table-cell table:formula="of:=[.B5]*[.C5]/[.G5]" office:value-type="float" office:value="0.000004374" calcext:value-type="float">
            <text:p>4.374E-06</text:p>
          </table:table-cell>
          <table:table-cell table:number-columns-repeated="2"/>
          <table:table-cell table:formula="of:=1000000000/200" office:value-type="float" office:value="5000000" calcext:value-type="float">
            <text:p>5000000</text:p>
          </table:table-cell>
        </table:table-row>
        <table:table-row table:style-name="ro1">
          <table:table-cell office:value-type="string" calcext:value-type="string">
            <text:p>nextGen2</text:p>
          </table:table-cell>
          <table:table-cell office:value-type="float" office:value="34.41" calcext:value-type="float">
            <text:p>34.41</text:p>
          </table:table-cell>
          <table:table-cell office:value-type="float" office:value="2.7" calcext:value-type="float">
            <text:p>2.7</text:p>
          </table:table-cell>
          <table:table-cell table:formula="of:=[.B6]*[.C6]/[.G5]" office:value-type="float" office:value="0.0000185814" calcext:value-type="float">
            <text:p>1.85814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xtGen3</text:p>
          </table:table-cell>
          <table:table-cell office:value-type="float" office:value="38.54" calcext:value-type="float">
            <text:p>38.54</text:p>
          </table:table-cell>
          <table:table-cell office:value-type="float" office:value="1.1725" calcext:value-type="float">
            <text:p>1.1725</text:p>
          </table:table-cell>
          <table:table-cell table:formula="of:=[.B7]*[.C7]/[.G5]" office:value-type="float" office:value="0.00000903763" calcext:value-type="float">
            <text:p>9.03763E-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xtGen4</text:p>
          </table:table-cell>
          <table:table-cell office:value-type="float" office:value="2.12" calcext:value-type="float">
            <text:p>2.12</text:p>
          </table:table-cell>
          <table:table-cell office:value-type="float" office:value="1.8725" calcext:value-type="float">
            <text:p>1.8725</text:p>
          </table:table-cell>
          <table:table-cell table:formula="of:=[.B8]*[.C8]/[.G5]" office:value-type="float" office:value="0.00000079394" calcext:value-type="float">
            <text:p>7.9394E-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xtGen5</text:p>
          </table:table-cell>
          <table:table-cell office:value-type="float" office:value="22.69" calcext:value-type="float">
            <text:p>22.69</text:p>
          </table:table-cell>
          <table:table-cell office:value-type="float" office:value="3.25" calcext:value-type="float">
            <text:p>3.25</text:p>
          </table:table-cell>
          <table:table-cell table:formula="of:=[.B9]*[.C9]/[.G5]" office:value-type="float" office:value="0.0000147485" calcext:value-type="float">
            <text:p>1.47485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xtGen6</text:p>
          </table:table-cell>
          <table:table-cell office:value-type="float" office:value="22.8" calcext:value-type="float">
            <text:p>22.8</text:p>
          </table:table-cell>
          <table:table-cell office:value-type="float" office:value="3.15" calcext:value-type="float">
            <text:p>3.15</text:p>
          </table:table-cell>
          <table:table-cell table:formula="of:=[.B10]*[.C10]/[.G5]" office:value-type="float" office:value="0.000014364" calcext:value-type="float">
            <text:p>1.4364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xtGen8</text:p>
          </table:table-cell>
          <table:table-cell office:value-type="float" office:value="22.2" calcext:value-type="float">
            <text:p>22.2</text:p>
          </table:table-cell>
          <table:table-cell office:value-type="float" office:value="3.37" calcext:value-type="float">
            <text:p>3.37</text:p>
          </table:table-cell>
          <table:table-cell table:formula="of:=[.B11]*[.C11]/[.G5]" office:value-type="float" office:value="0.0000149628" calcext:value-type="float">
            <text:p>1.49628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xtGen9</text:p>
          </table:table-cell>
          <table:table-cell office:value-type="float" office:value="11.3" calcext:value-type="float">
            <text:p>11.3</text:p>
          </table:table-cell>
          <table:table-cell office:value-type="float" office:value="2.65" calcext:value-type="float">
            <text:p>2.65</text:p>
          </table:table-cell>
          <table:table-cell table:formula="of:=[.B12]*[.C12]/[.G5]" office:value-type="float" office:value="0.000005989" calcext:value-type="float">
            <text:p>5.989E-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xtGen10</text:p>
          </table:table-cell>
          <table:table-cell office:value-type="float" office:value="5.49" calcext:value-type="float">
            <text:p>5.49</text:p>
          </table:table-cell>
          <table:table-cell office:value-type="float" office:value="2.775" calcext:value-type="float">
            <text:p>2.775</text:p>
          </table:table-cell>
          <table:table-cell table:formula="of:=[.B13]*[.C13]/[.G5]" office:value-type="float" office:value="0.00000304695" calcext:value-type="float">
            <text:p>3.04695E-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xtGen11</text:p>
          </table:table-cell>
          <table:table-cell office:value-type="float" office:value="19.11" calcext:value-type="float">
            <text:p>19.11</text:p>
          </table:table-cell>
          <table:table-cell office:value-type="float" office:value="3.5" calcext:value-type="float">
            <text:p>3.5</text:p>
          </table:table-cell>
          <table:table-cell table:formula="of:=[.B14]*[.C14]/[.G5]" office:value-type="float" office:value="0.000013377" calcext:value-type="float">
            <text:p>1.3377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xtGen12</text:p>
          </table:table-cell>
          <table:table-cell office:value-type="float" office:value="42.32" calcext:value-type="float">
            <text:p>42.32</text:p>
          </table:table-cell>
          <table:table-cell office:value-type="float" office:value="0.725" calcext:value-type="float">
            <text:p>0.725</text:p>
          </table:table-cell>
          <table:table-cell table:formula="of:=[.B15]*[.C15]/[.G5]" office:value-type="float" office:value="0.0000061364" calcext:value-type="float">
            <text:p>6.1364E-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xtGen13</text:p>
          </table:table-cell>
          <table:table-cell office:value-type="float" office:value="30.48" calcext:value-type="float">
            <text:p>30.48</text:p>
          </table:table-cell>
          <table:table-cell office:value-type="float" office:value="6.85" calcext:value-type="float">
            <text:p>6.85</text:p>
          </table:table-cell>
          <table:table-cell table:formula="of:=[.B16]*[.C16]/[.G5]" office:value-type="float" office:value="0.0000417576" calcext:value-type="float">
            <text:p>4.17576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xtGen14</text:p>
          </table:table-cell>
          <table:table-cell office:value-type="float" office:value="27.1" calcext:value-type="float">
            <text:p>27.1</text:p>
          </table:table-cell>
          <table:table-cell office:value-type="string" calcext:value-type="string">
            <text:p>***</text:p>
          </table:table-cell>
          <table:table-cell table:formula="of:=[.B17]*[.C17]/[.G5]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xtGen15</text:p>
          </table:table-cell>
          <table:table-cell office:value-type="float" office:value="28.7" calcext:value-type="float">
            <text:p>28.7</text:p>
          </table:table-cell>
          <table:table-cell office:value-type="float" office:value="2.1" calcext:value-type="float">
            <text:p>2.1</text:p>
          </table:table-cell>
          <table:table-cell table:formula="of:=[.B18]*[.C18]/[.G5]" office:value-type="float" office:value="0.000012054" calcext:value-type="float">
            <text:p>1.2054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xtGen1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19]*[.C19]/[.G5]" office:value-type="float" office:value="0.0000002" calcext:value-type="float">
            <text:p>2E-07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nextGen7</text:p>
          </table:table-cell>
          <table:table-cell office:value-type="float" office:value="14.72" calcext:value-type="float">
            <text:p>14.72</text:p>
          </table:table-cell>
          <table:table-cell office:value-type="string" calcext:value-type="string">
            <text:p>UNBEATABLE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formula="of:=AVERAGE([.C2:.C16])" office:value-type="float" office:value="2.82946666666667" calcext:value-type="float">
            <text:p>2.8294666666666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***5 is above crit, but only visible on continuos T, and not stepwise T which yielded 16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24T23:38:02.607897405</meta:creation-date>
    <dc:date>2024-03-30T19:59:21.113754801</dc:date>
    <meta:editing-duration>P3DT5H53M54S</meta:editing-duration>
    <meta:editing-cycles>9</meta:editing-cycles>
    <meta:generator>LibreOffice/6.4.7.2$Linux_X86_64 LibreOffice_project/40$Build-2</meta:generator>
    <meta:document-statistic meta:table-count="1" meta:cell-count="8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Sheet1.B2:Sheet1.B16 Sheet1.B18:Sheet1.B18 Sheet1.D2:Sheet1.D16 Sheet1.D18:Sheet1.D18" svg:x="0.32cm" svg:y="0.18cm" svg:width="13.097cm" svg:height="8.64cm">
          <chartooo:coordinate-region svg:x="1.471cm" svg:y="0.379cm" svg:width="11.46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16 Sheet1.D18:Sheet1.D18" chart:class="chart:scatter">
            <chart:domain table:cell-range-address="Sheet1.B2:Sheet1.B16 Sheet1.B18:Sheet1.B18"/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 Column B</text:p>
              </table:table-cell>
              <table:table-cell office:value-type="string">
                <text:p>Column D 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.25">
                <text:p>32.25</text:p>
                <draw:g>
                  <svg:desc>Sheet1.B2:Sheet1.B16 Sheet1.B18:Sheet1.B18</svg:desc>
                </draw:g>
              </table:table-cell>
              <table:table-cell office:value-type="float" office:value="0.0000165765">
                <text:p>0.0000165765</text:p>
                <draw:g>
                  <svg:desc>Sheet1.D2:Sheet1.D16 Sheet1.D18:Sheet1.D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.585">
                <text:p>13.585</text:p>
              </table:table-cell>
              <table:table-cell office:value-type="float" office:value="0.000006132269">
                <text:p>0.0000061322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.75">
                <text:p>14.75</text:p>
              </table:table-cell>
              <table:table-cell office:value-type="float" office:value="0.000008555">
                <text:p>0.0000085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1">
                <text:p>8.1</text:p>
              </table:table-cell>
              <table:table-cell office:value-type="float" office:value="0.000004374">
                <text:p>0.0000043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.41">
                <text:p>34.41</text:p>
              </table:table-cell>
              <table:table-cell office:value-type="float" office:value="0.0000185814">
                <text:p>0.00001858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.54">
                <text:p>38.54</text:p>
              </table:table-cell>
              <table:table-cell office:value-type="float" office:value="0.00000903763">
                <text:p>0.000009037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12">
                <text:p>2.12</text:p>
              </table:table-cell>
              <table:table-cell office:value-type="float" office:value="0.00000079394">
                <text:p>0.000000793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.69">
                <text:p>22.69</text:p>
              </table:table-cell>
              <table:table-cell office:value-type="float" office:value="0.0000147485">
                <text:p>0.00001474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.8">
                <text:p>22.8</text:p>
              </table:table-cell>
              <table:table-cell office:value-type="float" office:value="0.000014364">
                <text:p>0.0000143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.2">
                <text:p>22.2</text:p>
              </table:table-cell>
              <table:table-cell office:value-type="float" office:value="0.0000149628">
                <text:p>0.00001496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.3">
                <text:p>11.3</text:p>
              </table:table-cell>
              <table:table-cell office:value-type="float" office:value="0.000005989">
                <text:p>0.0000059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49">
                <text:p>5.49</text:p>
              </table:table-cell>
              <table:table-cell office:value-type="float" office:value="0.00000304695">
                <text:p>0.000003046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.11">
                <text:p>19.11</text:p>
              </table:table-cell>
              <table:table-cell office:value-type="float" office:value="0.000013377">
                <text:p>0.0000133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.32">
                <text:p>42.32</text:p>
              </table:table-cell>
              <table:table-cell office:value-type="float" office:value="0.0000061364">
                <text:p>0.00000613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.48">
                <text:p>30.48</text:p>
              </table:table-cell>
              <table:table-cell office:value-type="float" office:value="0.0000417576">
                <text:p>0.00004175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.7">
                <text:p>28.7</text:p>
              </table:table-cell>
              <table:table-cell office:value-type="float" office:value="0.000012054">
                <text:p>0.0000120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